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微软雅黑" svg:font-family="微软雅黑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99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</style:style>
  </office:automatic-styles>
  <office:body>
    <office:spreadsheet>
      <table:table table:name="Correl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FX</text:p>
          </table:table-cell>
          <table:table-cell table:style-name="ce1" office:value-type="string" calcext:value-type="string">
            <text:p>FY</text:p>
          </table:table-cell>
          <table:table-cell table:style-name="ce2"/>
          <table:table-cell table:style-name="ce1" office:value-type="string" calcext:value-type="string">
            <text:p>CORREL</text:p>
          </table:table-cell>
          <table:table-cell table:number-columns-repeated="3"/>
        </table:table-row>
        <table:table-row table:style-name="ro1">
          <table:table-cell table:style-name="ce2" office:value-type="float" office:value="11840.571306" calcext:value-type="float">
            <text:p>11840.571306</text:p>
          </table:table-cell>
          <table:table-cell table:style-name="ce2" office:value-type="float" office:value="4701.68157" calcext:value-type="float">
            <text:p>4701.68157</text:p>
          </table:table-cell>
          <table:table-cell table:style-name="ce2"/>
          <table:table-cell table:style-name="ce2" table:formula="of:=CORREL([.A2:.A31];[.B2:.B31])" office:value-type="float" office:value="-0.0129532384342336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-9594.409009" calcext:value-type="float">
            <text:p>-9594.409009</text:p>
          </table:table-cell>
          <table:table-cell table:style-name="ce2" office:value-type="float" office:value="-8272.347179" calcext:value-type="float">
            <text:p>-8272.347179</text:p>
          </table:table-cell>
          <table:table-cell table:style-name="ce2"/>
          <table:table-cell table:style-name="ce2" table:formula="of:=CORREL([.A3:.A32];[.B3:.B32])" office:value-type="float" office:value="-0.0412519218813247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18531.449324" calcext:value-type="float">
            <text:p>18531.449324</text:p>
          </table:table-cell>
          <table:table-cell table:style-name="ce2" office:value-type="float" office:value="-12406.994842" calcext:value-type="float">
            <text:p>-12406.994842</text:p>
          </table:table-cell>
          <table:table-cell table:style-name="ce2"/>
          <table:table-cell table:style-name="ce2" table:formula="of:=CORREL([.A4:.A33];[.B4:.B33])" office:value-type="float" office:value="-0.0539366732650796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6659.749138" calcext:value-type="float">
            <text:p>6659.749138</text:p>
          </table:table-cell>
          <table:table-cell/>
          <table:table-cell table:style-name="ce2"/>
          <table:table-cell table:style-name="ce2" table:formula="of:=CORREL([.A5:.A34];[.B5:.B34])" office:value-type="float" office:value="0.044004917701772" calcext:value-type="float">
            <text:p/>
          </table:table-cell>
          <table:table-cell table:number-columns-repeated="2"/>
          <table:table-cell table:style-name="ce2" office:value-type="float" office:value="6697.59209" calcext:value-type="float">
            <text:p>6697.59209</text:p>
          </table:table-cell>
        </table:table-row>
        <table:table-row table:style-name="ro1">
          <table:table-cell table:style-name="ce2" office:value-type="float" office:value="-13110.141301" calcext:value-type="float">
            <text:p>-13110.141301</text:p>
          </table:table-cell>
          <table:table-cell table:style-name="ce2" office:value-type="float" office:value="-10643.024995" calcext:value-type="float">
            <text:p>-10643.024995</text:p>
          </table:table-cell>
          <table:table-cell table:style-name="ce2"/>
          <table:table-cell table:style-name="ce2" table:formula="of:=CORREL([.A6:.A35];[.B6:.B35])" office:value-type="float" office:value="0.091707957716646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928.373058" calcext:value-type="float">
            <text:p>928.373058</text:p>
          </table:table-cell>
          <table:table-cell table:style-name="ce2" office:value-type="float" office:value="-15020.599994" calcext:value-type="float">
            <text:p>-15020.599994</text:p>
          </table:table-cell>
          <table:table-cell table:style-name="ce2"/>
          <table:table-cell table:style-name="ce2" table:formula="of:=CORREL([.A7:.A36];[.B7:.B36])" office:value-type="float" office:value="0.0733814816313039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9483.321635" calcext:value-type="float">
            <text:p>9483.321635</text:p>
          </table:table-cell>
          <table:table-cell table:style-name="ce2" office:value-type="float" office:value="7155.369732" calcext:value-type="float">
            <text:p>7155.369732</text:p>
          </table:table-cell>
          <table:table-cell table:style-name="ce2"/>
          <table:table-cell table:style-name="ce2" table:formula="of:=CORREL([.A8:.A37];[.B8:.B37])" office:value-type="float" office:value="0.0227655208303419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17133.70159" calcext:value-type="float">
            <text:p>17133.70159</text:p>
          </table:table-cell>
          <table:table-cell table:style-name="ce2" office:value-type="float" office:value="-11419.415876" calcext:value-type="float">
            <text:p>-11419.415876</text:p>
          </table:table-cell>
          <table:table-cell table:style-name="ce2"/>
          <table:table-cell table:style-name="ce2" table:formula="of:=CORREL([.A9:.A38];[.B9:.B38])" office:value-type="float" office:value="0.0294704710256344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18978.240303" calcext:value-type="float">
            <text:p>18978.240303</text:p>
          </table:table-cell>
          <table:table-cell table:style-name="ce2" office:value-type="float" office:value="-13091.830195" calcext:value-type="float">
            <text:p>-13091.830195</text:p>
          </table:table-cell>
          <table:table-cell table:style-name="ce2"/>
          <table:table-cell table:style-name="ce2" table:formula="of:=CORREL([.A10:.A39];[.B10:.B39])" office:value-type="float" office:value="0.0718896968965044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5735.648671" calcext:value-type="float">
            <text:p>5735.648671</text:p>
          </table:table-cell>
          <table:table-cell table:style-name="ce2" office:value-type="float" office:value="-18546.098209" calcext:value-type="float">
            <text:p>-18546.098209</text:p>
          </table:table-cell>
          <table:table-cell table:style-name="ce2"/>
          <table:table-cell table:style-name="ce2" table:formula="of:=CORREL([.A11:.A40];[.B11:.B40])" office:value-type="float" office:value="0.136138134320513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17525.559252" calcext:value-type="float">
            <text:p>17525.559252</text:p>
          </table:table-cell>
          <table:table-cell table:style-name="ce2" office:value-type="float" office:value="-19843.745231" calcext:value-type="float">
            <text:p>-19843.745231</text:p>
          </table:table-cell>
          <table:table-cell table:style-name="ce2"/>
          <table:table-cell table:style-name="ce2" table:formula="of:=CORREL([.A12:.A41];[.B12:.B41])" office:value-type="float" office:value="0.160434466137825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18153.019807" calcext:value-type="float">
            <text:p>18153.019807</text:p>
          </table:table-cell>
          <table:table-cell table:style-name="ce2" office:value-type="float" office:value="11237.525559" calcext:value-type="float">
            <text:p>11237.525559</text:p>
          </table:table-cell>
          <table:table-cell table:style-name="ce2"/>
          <table:table-cell table:style-name="ce2" table:formula="of:=CORREL([.A13:.A42];[.B13:.B42])" office:value-type="float" office:value="0.308483567733273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-3473.616749" calcext:value-type="float">
            <text:p>-3473.616749</text:p>
          </table:table-cell>
          <table:table-cell table:style-name="ce2" office:value-type="float" office:value="-10256.050295" calcext:value-type="float">
            <text:p>-10256.050295</text:p>
          </table:table-cell>
          <table:table-cell table:style-name="ce2"/>
          <table:table-cell table:style-name="ce2" table:formula="of:=CORREL([.A14:.A43];[.B14:.B43])" office:value-type="float" office:value="0.23997151347038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14697.103793" calcext:value-type="float">
            <text:p>14697.103793</text:p>
          </table:table-cell>
          <table:table-cell table:style-name="ce2" office:value-type="float" office:value="-9549.241615" calcext:value-type="float">
            <text:p>-9549.241615</text:p>
          </table:table-cell>
          <table:table-cell table:style-name="ce2"/>
          <table:table-cell table:style-name="ce2" table:formula="of:=CORREL([.A15:.A44];[.B15:.B44])" office:value-type="float" office:value="0.298207303790689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18046.815394" calcext:value-type="float">
            <text:p>18046.815394</text:p>
          </table:table-cell>
          <table:table-cell table:style-name="ce2" office:value-type="float" office:value="10589.312418" calcext:value-type="float">
            <text:p>10589.312418</text:p>
          </table:table-cell>
          <table:table-cell table:style-name="ce2"/>
          <table:table-cell table:style-name="ce2" table:formula="of:=CORREL([.A16:.A45];[.B16:.B45])" office:value-type="float" office:value="0.366135594555267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7273.781549" calcext:value-type="float">
            <text:p>7273.781549</text:p>
          </table:table-cell>
          <table:table-cell table:style-name="ce2" office:value-type="float" office:value="-6599.932859" calcext:value-type="float">
            <text:p>-6599.932859</text:p>
          </table:table-cell>
          <table:table-cell table:style-name="ce2"/>
          <table:table-cell table:style-name="ce2" table:formula="of:=CORREL([.A17:.A46];[.B17:.B46])" office:value-type="float" office:value="0.303822156629688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-10884.73159" calcext:value-type="float">
            <text:p>-10884.73159</text:p>
          </table:table-cell>
          <table:table-cell table:style-name="ce2" office:value-type="float" office:value="-8222.296823" calcext:value-type="float">
            <text:p>-8222.296823</text:p>
          </table:table-cell>
          <table:table-cell table:style-name="ce2"/>
          <table:table-cell table:style-name="ce2" table:formula="of:=CORREL([.A18:.A47];[.B18:.B47])" office:value-type="float" office:value="0.373526234440546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-1902.523881" calcext:value-type="float">
            <text:p>-1902.523881</text:p>
          </table:table-cell>
          <table:table-cell table:style-name="ce2" office:value-type="float" office:value="5022.73629" calcext:value-type="float">
            <text:p>5022.73629</text:p>
          </table:table-cell>
          <table:table-cell table:style-name="ce2"/>
          <table:table-cell table:style-name="ce2" table:formula="of:=CORREL([.A19:.A48];[.B19:.B48])" office:value-type="float" office:value="0.359105244583961" calcext:value-type="float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-13763.237403" calcext:value-type="float">
            <text:p>-13763.237403</text:p>
          </table:table-cell>
          <table:table-cell table:style-name="ce2"/>
          <table:table-cell table:style-name="ce2" table:formula="of:=CORREL([.A20:.A49];[.B20:.B49])" office:value-type="float" office:value="0.358945671258951" calcext:value-type="float">
            <text:p/>
          </table:table-cell>
          <table:table-cell/>
          <table:table-cell table:style-name="ce2" office:value-type="float" office:value="170.293283" calcext:value-type="float">
            <text:p>170.293283</text:p>
          </table:table-cell>
          <table:table-cell/>
        </table:table-row>
        <table:table-row table:style-name="ro1">
          <table:table-cell table:style-name="ce2" office:value-type="float" office:value="-4326.914274" calcext:value-type="float">
            <text:p>-4326.914274</text:p>
          </table:table-cell>
          <table:table-cell table:style-name="ce2" office:value-type="float" office:value="-2051.454207" calcext:value-type="float">
            <text:p>-2051.454207</text:p>
          </table:table-cell>
          <table:table-cell table:style-name="ce2"/>
          <table:table-cell table:style-name="ce2" table:formula="of:=CORREL([.A21:.A50];[.B21:.B50])" office:value-type="float" office:value="0.358945671258951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-1111.484115" calcext:value-type="float">
            <text:p>-1111.484115</text:p>
          </table:table-cell>
          <table:table-cell table:style-name="ce2" office:value-type="float" office:value="14236.884671" calcext:value-type="float">
            <text:p>14236.884671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9294.106876" calcext:value-type="float">
            <text:p>9294.106876</text:p>
          </table:table-cell>
          <table:table-cell table:style-name="ce2" office:value-type="float" office:value="-5994.445631" calcext:value-type="float">
            <text:p>-5994.445631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9338.053529" calcext:value-type="float">
            <text:p>-9338.053529</text:p>
          </table:table-cell>
          <table:table-cell table:style-name="ce2" office:value-type="float" office:value="-13038.117618" calcext:value-type="float">
            <text:p>-13038.117618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16700.338755" calcext:value-type="float">
            <text:p>-16700.338755</text:p>
          </table:table-cell>
          <table:table-cell table:style-name="ce2" office:value-type="float" office:value="-13563.035981" calcext:value-type="float">
            <text:p>-13563.035981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16960.356456" calcext:value-type="float">
            <text:p>16960.356456</text:p>
          </table:table-cell>
          <table:table-cell table:style-name="ce2" office:value-type="float" office:value="16434.217353" calcext:value-type="float">
            <text:p>16434.217353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12367.93115" calcext:value-type="float">
            <text:p>12367.93115</text:p>
          </table:table-cell>
          <table:table-cell table:style-name="ce2" office:value-type="float" office:value="19060.029908" calcext:value-type="float">
            <text:p>19060.029908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17165.44084" calcext:value-type="float">
            <text:p>-17165.44084</text:p>
          </table:table-cell>
          <table:table-cell table:style-name="ce2" office:value-type="float" office:value="17982.116153" calcext:value-type="float">
            <text:p>17982.116153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962.553789" calcext:value-type="float">
            <text:p>-962.553789</text:p>
          </table:table-cell>
          <table:table-cell table:style-name="ce2" office:value-type="float" office:value="18632.770775" calcext:value-type="float">
            <text:p>18632.770775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15181.737724" calcext:value-type="float">
            <text:p>-15181.737724</text:p>
          </table:table-cell>
          <table:table-cell table:style-name="ce2" office:value-type="float" office:value="11561.02176" calcext:value-type="float">
            <text:p>11561.02176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14787.438581" calcext:value-type="float">
            <text:p>14787.438581</text:p>
          </table:table-cell>
          <table:table-cell table:style-name="ce2" office:value-type="float" office:value="-3314.920499" calcext:value-type="float">
            <text:p>-3314.920499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10457.472457" calcext:value-type="float">
            <text:p>10457.472457</text:p>
          </table:table-cell>
          <table:table-cell table:style-name="ce2" office:value-type="float" office:value="-11852.77871" calcext:value-type="float">
            <text:p>-11852.77871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5850.398267" calcext:value-type="float">
            <text:p>5850.398267</text:p>
          </table:table-cell>
          <table:table-cell table:style-name="ce2" office:value-type="float" office:value="17036.04236" calcext:value-type="float">
            <text:p>17036.04236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19263.893551" calcext:value-type="float">
            <text:p>-19263.893551</text:p>
          </table:table-cell>
          <table:table-cell table:style-name="ce2" office:value-type="float" office:value="-12543.717765" calcext:value-type="float">
            <text:p>-12543.717765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14941.251869" calcext:value-type="float">
            <text:p>-14941.251869</text:p>
          </table:table-cell>
          <table:table-cell table:style-name="ce2" office:value-type="float" office:value="-14731.284524" calcext:value-type="float">
            <text:p>-14731.284524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6654.866176" calcext:value-type="float">
            <text:p>6654.866176</text:p>
          </table:table-cell>
          <table:table-cell table:style-name="ce2" office:value-type="float" office:value="13235.87756" calcext:value-type="float">
            <text:p>13235.87756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9048.73806" calcext:value-type="float">
            <text:p>-9048.73806</text:p>
          </table:table-cell>
          <table:table-cell table:style-name="ce2" office:value-type="float" office:value="16422.009949" calcext:value-type="float">
            <text:p>16422.009949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8826.563311" calcext:value-type="float">
            <text:p>-8826.563311</text:p>
          </table:table-cell>
          <table:table-cell table:style-name="ce2" office:value-type="float" office:value="-7603.381451" calcext:value-type="float">
            <text:p>-7603.381451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4611.346782" calcext:value-type="float">
            <text:p>-4611.346782</text:p>
          </table:table-cell>
          <table:table-cell table:style-name="ce2" office:value-type="float" office:value="-2892.544328" calcext:value-type="float">
            <text:p>-2892.544328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7821.893979" calcext:value-type="float">
            <text:p>7821.893979</text:p>
          </table:table-cell>
          <table:table-cell table:style-name="ce2" office:value-type="float" office:value="4218.26838" calcext:value-type="float">
            <text:p>4218.26838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950.346385" calcext:value-type="float">
            <text:p>950.346385</text:p>
          </table:table-cell>
          <table:table-cell table:style-name="ce2" office:value-type="float" office:value="18364.207892" calcext:value-type="float">
            <text:p>18364.207892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12815.942869" calcext:value-type="float">
            <text:p>-12815.942869</text:p>
          </table:table-cell>
          <table:table-cell table:style-name="ce2" office:value-type="float" office:value="-14124.576556" calcext:value-type="float">
            <text:p>-14124.576556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10669.881283" calcext:value-type="float">
            <text:p>-10669.881283</text:p>
          </table:table-cell>
          <table:table-cell table:style-name="ce2" office:value-type="float" office:value="15438.093204" calcext:value-type="float">
            <text:p>15438.093204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17473.067415" calcext:value-type="float">
            <text:p>-17473.067415</text:p>
          </table:table-cell>
          <table:table-cell table:style-name="ce2" office:value-type="float" office:value="-19448.225349" calcext:value-type="float">
            <text:p>-19448.225349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2012.390515" calcext:value-type="float">
            <text:p>2012.390515</text:p>
          </table:table-cell>
          <table:table-cell table:style-name="ce2" office:value-type="float" office:value="10773.644215" calcext:value-type="float">
            <text:p>10773.644215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-14175.847652" calcext:value-type="float">
            <text:p>-14175.847652</text:p>
          </table:table-cell>
          <table:table-cell table:style-name="ce2" office:value-type="float" office:value="14379.711295" calcext:value-type="float">
            <text:p>14379.711295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14449.293497" calcext:value-type="float">
            <text:p>14449.293497</text:p>
          </table:table-cell>
          <table:table-cell table:style-name="ce2" office:value-type="float" office:value="16470.839564" calcext:value-type="float">
            <text:p>16470.839564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2" office:value-type="float" office:value="5415.814692" calcext:value-type="float">
            <text:p>5415.814692</text:p>
          </table:table-cell>
          <table:table-cell/>
          <table:table-cell table:style-name="ce2"/>
          <table:table-cell table:style-name="ce3"/>
          <table:table-cell table:number-columns-repeated="2"/>
          <table:table-cell table:style-name="ce2" office:value-type="float" office:value="-11547.593616" calcext:value-type="float">
            <text:p>-11547.593616</text:p>
          </table:table-cell>
        </table:table-row>
        <table:table-row table:style-name="ro1">
          <table:table-cell table:style-name="ce2" office:value-type="float" office:value="5015.411847" calcext:value-type="float">
            <text:p>5015.411847</text:p>
          </table:table-cell>
          <table:table-cell/>
          <table:table-cell table:style-name="ce2"/>
          <table:table-cell table:style-name="ce3"/>
          <table:table-cell table:number-columns-repeated="2"/>
          <table:table-cell table:style-name="ce2" office:value-type="float" office:value="-7577.745903" calcext:value-type="float">
            <text:p>-7577.745903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3"/>
          <table:table-cell/>
          <table:table-cell table:style-name="ce2" office:value-type="float" office:value="16557.512131" calcext:value-type="float">
            <text:p>16557.512131</text:p>
          </table:table-cell>
          <table:table-cell table:style-name="ce2" office:value-type="float" office:value="-7824.335459" calcext:value-type="float">
            <text:p>-7824.335459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微软雅黑" svg:font-family="微软雅黑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微软雅黑" fo:font-family="微软雅黑" style:font-family-generic="swiss" style:font-pitch="variable" style:font-name-asian="微软雅黑" style:font-family-asian="微软雅黑" style:font-family-generic-asian="swiss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rrel" style:display-name="PageStyle_Corr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ck_x </meta:initial-creator>
    <meta:creation-date>2012-06-05T17:53:23</meta:creation-date>
    <dc:date>2013-10-24T16:13:10.980000000</dc:date>
    <meta:editing-duration>PT4H14M7S</meta:editing-duration>
    <meta:editing-cycles>45</meta:editing-cycles>
    <meta:generator>LibreOfficeDev/4.2.0.0.alpha0$Windows_x86 LibreOffice_project/28586dae276cb712260b7a406dad5c2ad5083666</meta:generator>
    <meta:document-statistic meta:table-count="1" meta:cell-count="0" meta:object-count="0"/>
  </office:meta>
</office:document-meta>
</file>